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onks-2" table:style-name="ta1">
        <table:table-column table:style-name="co1" table:number-columns-repeated="7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data_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data_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9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5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ata_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5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6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6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6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7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7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7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7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8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8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data_8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8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8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9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9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9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ata_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0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0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1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1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1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1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2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2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2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29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3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data_13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34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3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38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4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4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ata_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1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data_1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18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ata_1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1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1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2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2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2" calcext:value-type="float">
            <text:p>2</text:p>
          </table:table-cell>
          <table:table-cell office:value-type="string" calcext:value-type="string">
            <text:p>data_2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ata_2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2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2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data_2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ata_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2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2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3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3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data_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ata_3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3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3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string" calcext:value-type="string">
            <text:p>data_3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data_3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3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3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ata_3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3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3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4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4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ata_4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4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4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data_4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ata_4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ata_4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_4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a_4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8T22:48:52.429363569</dc:date>
    <meta:editing-duration>PT44S</meta:editing-duration>
    <meta:editing-cycles>1</meta:editing-cycles>
    <meta:document-statistic meta:table-count="1" meta:cell-count="3464" meta:object-count="0"/>
    <meta:generator>LibreOffice/7.5.8.2$Linux_X86_64 LibreOffice_project/50$Build-2</meta:generator>
  </office:meta>
</office:document-meta>
</file>